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pTagSupport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upport.doAfterBo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opTagSupport.validateBe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pTagSupport.doCatch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upport.discardIgnoreSubset(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upport.discard( int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us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upport.calibrateLa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upport.validateSte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.ge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us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.i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.getBe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opTagSupport.unExposeVariab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pTagSuppor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opTagSupport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opTagSupport.doStartTag( String namespaceURI , String localName , String qName , Attributes at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opTagSupport.setVarStatus( String statu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upport.do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upport.getIteratorStatu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atus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upport.validate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pTagSupport.LoopTag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pTagSupport.a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upport.exposeVariabl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us.getSte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